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762" officeooo:paragraph-rsid="00171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do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08:04:54.389992111</meta:creation-date>
    <dc:date>2022-11-17T08:05:08.933924517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7.2$Linux_X86_64 LibreOffice_project/40$Build-2</meta:generator>
  </office:meta>
</office:document-meta>
</file>